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79d1f" officeooo:paragraph-rsid="00179d1f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e78f" officeooo:paragraph-rsid="0017e78f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d7e5" officeooo:paragraph-rsid="001ad7e5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dac00" officeooo:paragraph-rsid="001dac00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f6175" officeooo:paragraph-rsid="001f6175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normal" officeooo:rsid="0017e78f" officeooo:paragraph-rsid="0017e78f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7e78f" officeooo:paragraph-rsid="0018f7f5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ae0ad" officeooo:paragraph-rsid="001ae0ad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dac00" officeooo:paragraph-rsid="001dac00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f6175" officeooo:paragraph-rsid="001f6175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14296" officeooo:paragraph-rsid="00214296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9d1f" officeooo:paragraph-rsid="00179d1f" style:font-size-asian="16pt" style:font-weight-asian="bold" style:font-size-complex="16pt" style:font-weight-complex="bold"/>
    </style:style>
    <style:style style:name="T1" style:family="text">
      <style:text-properties officeooo:rsid="0018f7f5"/>
    </style:style>
    <style:style style:name="T2" style:family="text">
      <style:text-properties officeooo:rsid="001ad7e5"/>
    </style:style>
    <style:style style:name="T3" style:family="text">
      <style:text-properties officeooo:rsid="001c1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s différents savoirs</text:p>
      <text:p text:style-name="P1"/>
      <text:p text:style-name="P2">I. savoir/opinion</text:p>
      <text:p text:style-name="P6"/>
      <text:p text:style-name="P7">le savoir est légitime: <text:span text:style-name="T2">la légitimité du savoir vient d’un procédé intellectuelles.</text:span></text:p>
      <text:p text:style-name="P7"/>
      <text:p text:style-name="P7">l’opinion n’a pas de légitimité <text:span text:style-name="T1">/ légitimité faible: </text:span><text:span text:style-name="T2">tradition, le plus grand nombre, le sachant.</text:span></text:p>
      <text:p text:style-name="P7"/>
      <text:p text:style-name="P3">II. Science/Technique</text:p>
      <text:p text:style-name="P3"/>
      <text:p text:style-name="P8">La science c’est savoir pour savoir et la technique c’est savoir pour faire, donc la science est désintéressé<text:span text:style-name="T3">e</text:span> <text:span text:style-name="T3">alors que la techinque est intéréssée.</text:span></text:p>
      <text:p text:style-name="P8"/>
      <text:p text:style-name="P4">III. Sciences demonstratives(pure)/expérimentales</text:p>
      <text:p text:style-name="P4"/>
      <text:p text:style-name="P9">La science démonstratives est un enchainement raisonné de proposition</text:p>
      <text:p text:style-name="P9"/>
      <text:p text:style-name="P9">La science expérimentales</text:p>
      <text:p text:style-name="P9"/>
      <text:p text:style-name="P5">IV. Sciences de la matière/ humaines/ de l’esprit/ de la culture</text:p>
      <text:p text:style-name="P5"/>
      <text:p text:style-name="P10">les sciences humaines de l’esprit et de la culture sont des sciences de l’homme en tant qu’humain.</text:p>
      <text:p text:style-name="P10"/>
      <text:p text:style-name="P11">Science de la matière inerte: physique-chimie</text:p>
      <text:p text:style-name="P11">Science de la matière vivant: biologie</text:p>
      <text:p text:style-name="P5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27:22.197441236</meta:creation-date>
    <dc:date>2023-03-09T15:01:48.588920796</dc:date>
    <meta:editing-duration>PT1H34M24S</meta:editing-duration>
    <meta:editing-cycles>10</meta:editing-cycles>
    <meta:generator>LibreOffice/7.5.0.3$Linux_X86_64 LibreOffice_project/50$Build-3</meta:generator>
    <meta:document-statistic meta:table-count="0" meta:image-count="0" meta:object-count="0" meta:page-count="1" meta:paragraph-count="13" meta:word-count="113" meta:character-count="777" meta:non-whitespace-character-count="677"/>
  </office:meta>
</office:document-meta>
</file>